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ahoma1" svg:font-family="Tahoma"/>
    <style:font-face style:name="Andale Sans UI" svg:font-family="'Andale Sans UI', 'Arial Unicode MS'"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fff200" loext:char-shading-value="0"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style:text-underline-style="none" fo:font-weight="bold" fo:background-color="#fff200" loext:char-shading-value="0" style:font-weight-asian="bold" style:font-weight-complex="bold"/>
    </style:style>
    <style:style style:name="T5" style:family="text">
      <style:text-properties fo:background-color="#fff200" loext:char-shading-value="0"/>
    </style:style>
    <style:style style:name="T6" style:family="text">
      <style:text-properties fo:color="#ce181e" style:text-underline-style="none" fo:font-weight="normal" style:font-weight-asian="normal" style:font-weight-complex="normal"/>
    </style:style>
    <style:style style:name="T7" style:family="text">
      <style:text-properties fo:color="#ce181e" style:text-underline-style="none" fo:font-weight="bold" style:font-weight-asian="bold" style:font-weight-complex="bold"/>
    </style:style>
    <style:style style:name="T8" style:family="text">
      <style:text-properties fo:color="#ce181e" style:text-underline-style="none" fo:font-weight="bold" fo:background-color="transparent" loext:char-shading-value="0" style:font-weight-asian="bold" style:font-weight-complex="bold"/>
    </style:style>
    <style:style style:name="T9" style:family="text">
      <style:text-properties fo:color="#ce181e" style:text-underline-style="none" fo:font-weight="bold" fo:background-color="#fff200" loext:char-shading-value="0" style:font-weight-asian="bold" style:font-weight-complex="bold"/>
    </style:style>
    <style:style style:name="T10" style:family="text">
      <style:text-properties fo:color="#ce181e" fo:font-weight="bold" fo:background-color="#fff200" loext:char-shading-value="0" style:font-weight-asian="bold" style:font-weight-complex="bold"/>
    </style:style>
    <style:style style:name="T11" style:family="text">
      <style:text-properties fo:color="#ce181e" style:text-underline-style="solid" style:text-underline-width="auto" style:text-underline-color="font-color" fo:font-weight="bold" fo:background-color="#fff200" loext:char-shading-value="0" style:font-weight-asian="bold" style:font-weight-complex="bold"/>
    </style:style>
    <style:style style:name="T12" style:family="text">
      <style:text-properties style:text-line-through-style="solid" style:text-line-through-type="single" fo:background-color="#fff2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So for the plugin faction, i made this file for you, better simple, than reading discord, because we always speaking about something else haha, so here you can everytime check what i want really specific with details, becareful about this one, a lot of people know the basic one made by massivecraft, so don't look it, so it need to be really original, first i will list you the commands i think can be good : <text:line-break/><text:line-break/>- /f help (give the all list of the commands) <text:line-break/><text:line-break/></text:span><text:span text:style-name="T10">- /f greekinfo (give information of the faction where the player are, all information, name of the faction, lvl, zone, etc) </text:span><text:span text:style-name="T5"><text:line-break/><text:line-break/>-</text:span><text:span text:style-name="T10"> /f new (name of the faction, also for be original, you need to code the colors, like if they use &amp;6[name of the faction]&amp;6 it's works, and it need to work with () or [] and all code colors, for many choices for them</text:span><text:span text:style-name="T5">, </text:span><text:span text:style-name="T10">also the name of the faction in the chat need be before the rank, i hope you know what i mean or i can show you if you don't, and when someone click on the faction name of the player in the chat, it's open a little windows where they can see the name of the owner of the faction, the lvl of the faction, and the stats of faction, and the name of the gods of their factions (like = [WarriorsofHades] = 140K/78D and also K/D (ratio) = its need to be automatic) </text:span><text:span text:style-name="T5"><text:line-break/><text:line-break/></text:span><text:span text:style-name="T10">- /f newname (Same one than /f new) but for changing his name, only the owner of the faction can use this command </text:span><text:span text:style-name="T5"><text:line-break/><text:line-break/></text:span><text:span text:style-name="T10">- /f sethome (name of the faction) (This like you think, it's for set the home faction, only one by faction can be allowed) <text:line-break/>- /f delhome (name of the faction) (This delete the faction home, for place a new one) <text:line-break/>This both command can be used by the moderators of the faction, and the owner only <text:line-break/><text:line-break/>- /f home (teleport to the faction home) this command is allowed for all inside the faction </text:span><text:span text:style-name="T5"><text:line-break/><text:line-break/></text:span><text:span text:style-name="T10">- /f Athenajustice (name of the player) / This command ban the player of the faction, and this command can be used only by the owner and his moderators inside the faction, not others members </text:span><text:span text:style-name="T5"><text:line-break/></text:span><text:line-break/><text:span text:style-name="T10">- /f Glory (name of the player) / This command promote the player, like if he is a simple member inside the faction, he can lvl up one rank inside the faction, i will also list you in the next command, what ranks can have a faction <text:line-break/>- Owner of the faction <text:line-break/>- Moderators of the faction <text:line-break/>- Powerful warriors of the faction <text:s/><text:line-break/>- Warriors of the faction<text:line-break/><text:line-break/>- /f demote (name of the player) (Demote a player, like, if he is moderator he is now powerful warrior of the faction (this command is created only for the owner of the faction) </text:span><text:span text:style-name="T5"><text:line-break/></text:span><text:line-break/><text:span text:style-name="T10">- /f TimeToGo (name of the player) (this command is allowed for all inside all faction, it's for leaving the faction) and yeah like you see for be original, i choice too different names of commands, not like the basic /f leave, it's boring, i like be original, i really want honor my gods.</text:span><text:line-break/><text:line-break/><text:span text:style-name="T10">- /f Writeyourstory (name of the faction) (this command is used by the owner of the faction, for write a description of the faction, everyone can see that, if they click the faction, like i say before the little window if you remember, limit words mhhh idk maybe : 250 ? If they can use color for write the description, can be perfect too.</text:span><text:line-break/><text:line-break/><text:span text:style-name="T10">- /f gods (name of the gods) (name of the faction) (this command is used by the owner of the faction (and only him), for choice what god, will blessing and help the faction, like /f gods </text:span><text:soft-page-break/><text:span text:style-name="T10">Athena (name of the faction) and in the window we can see what gods this faction took, some factions can took the same god, no problem, the 12 gods need to be setup, and every gods give something, i give you the list, then you have just to code haha, i try to be really specific ! <text:line-break/>- Athena giving a boost of 5% resistance of everything for the faction <text:line-break/>- Zeus giving a boot for the damage with sword of 5% for the faction <text:line-break/>- Apollo giving a boost for speed of 5% with boots diamond for the faction <text:line-break/>- Hestia giving a boost of luck, 5% of more minerals when they mining for the faction </text:span><text:span text:style-name="T5"><text:line-break/></text:span><text:span text:style-name="T10">- Hadès giving a boost of loot, 5% of more loot on every mobs, for the faction <text:line-break/>- Demeter giving a boost of the harvest and agriculture, 5% of more regen with food for the faction <text:line-break/>- <text:s/>Artemis giving a boost with the bow, 5% of more damage with the bow for the faction </text:span><text:span text:style-name="T5"><text:line-break/></text:span><text:span text:style-name="T10">- Hepaestus giving a boost with crafting, 5% of chance to get two times the item who supposed be craft, like if they craft 1 chestplate, they got too, becareful only 5%, so it need to be rare </text:span><text:span text:style-name="T5"><text:line-break/></text:span><text:span text:style-name="T10">- Hermes giving a boost of speed <text:s/>with a horse, 5%, for the faction </text:span><text:span text:style-name="T5"><text:line-break/></text:span><text:span text:style-name="T10">- Aphrodite giving a boost of heal, 5% better auto little regen of 5% for the faction </text:span><text:span text:style-name="T5"><text:line-break/></text:span><text:span text:style-name="T10">- Poseidon giving a boost of swiming, 5% more fast for swiming in the water for the faction </text:span><text:span text:style-name="T5"><text:line-break/></text:span><text:span text:style-name="T10">- Arès giving a boost of damage with all weapons of 5% for the faction </text:span><text:line-break/><text:line-break/><text:span text:style-name="T10">- /f atheniafactions (this command giving in the chat the list of all factions (with names of all faction with colors if they have and name of owner with a way to click on the owner and contact him) <text:line-break/>(This command can be used by every players even players without factions) </text:span><text:line-break/><text:line-break/><text:span text:style-name="T10">- /f i (name of the player) add (name of the faction) (This command is made for inviting more people inside a faction) <text:line-break/>When someone join a faction, they see the description of the faction, etc, access to the home faction, etc, BUT you need to setup a message in the chat too, the chat need to be more useful, like if Kevin join WarriorOfHades in the PUBLIC chat it's will say "</text:span><text:bookmark-start text:name="__DdeLink__89_959091910"/><text:span text:style-name="T10">A new player joined the faction WarriorOfHades(the name of the faction is with their colors) good luck to him, stay glorious and with honor with your ennemies !" </text:span><text:bookmark-end text:name="__DdeLink__89_959091910"/><text:span text:style-name="T10"><text:line-break/>Also a message need to be setup when someone create a faction like : <text:line-break/>"(name of the player) with his rank and color, </text:span><text:bookmark-start text:name="__DdeLink__86_959091910"/><text:span text:style-name="T10">created a new faction in Athenia, the 12 gods are proud of him, we wish him to be victorious and filled with glory !"</text:span><text:bookmark-end text:name="__DdeLink__86_959091910"/><text:span text:style-name="T5"><text:line-break/><text:line-break/></text:span><text:span text:style-name="T10">- /f greekrecruit (This command, open the faction to everyone, if everyone do : </text:span><text:span text:style-name="T5"><text:line-break/></text:span><text:span text:style-name="T10">- /f joingreek (name of the faction) they can join automaticly, no need to be invited by someone<text:line-break/>and now we create the same for blocked the recruitement to public and setup only by invit with </text:span><text:span text:style-name="T5"><text:line-break/></text:span><text:span text:style-name="T10">- /f greekdeny (This command close the faction to only by invit, by /f i etc) </text:span><text:line-break/><text:line-break/><text:line-break/><text:span text:style-name="T10">- /f glory flag (name of faction) (This command is for create a claim for the faction, the limit of the claim by faction is 200x200), they need to use a specific item (you need to create that, like the axe for worldedit), and they can setup the zone, so the command create the claim,</text:span><text:span text:style-name="T5"> BUT </text:span><text:span text:style-name="T10">they can lost the claim if they die too much, and if they are inactive, like : <text:line-break/>- After 5 days with nobody online, in the faction = Claim deleted, 0 protection, everything can grief, or took his loot) </text:span><text:span text:style-name="T5"><text:line-break/></text:span><text:span text:style-name="T10">- If one player in the faction die, the power of the faction lost : 5 HP </text:span><text:span text:style-name="T5"><text:line-break/></text:span><text:span text:style-name="T10">The power maximal of the faction is : 1.000 HP </text:span><text:span text:style-name="T5"><text:line-break/></text:span><text:span text:style-name="T10">If they go to 0 : Claim deleted, and they need to win power for claim again </text:span><text:span text:style-name="T5"><text:line-break/></text:span><text:span text:style-name="T10">For win power again = Killing one player giving = 2 HP</text:span><text:line-break/><text:line-break/><text:span text:style-name="T10">- /f delflag (name of the faction) (This command delete the claim, unable only for the owner, it's for when they want moving their bases, so they lost the claim but they can create a new one, ONLY IF they was 1.000, if they was like 950 or less, they can't using /f delflag (name of the faction)<text:line-break/>The item created for delimit the 200x200 need to change the color of the block at all corner of the 200x200 by a specific, for see here, if their faction limit claim.</text:span><text:span text:style-name="T5"><text:line-break/></text:span><text:soft-page-break/><text:span text:style-name="T10"><text:line-break/></text:span><text:bookmark-start text:name="__DdeLink__173_3271609596"/><text:span text:style-name="T10">So, the only way for players to broke to attack/raid players claim, is to killing them outside, OR, they can use a canon of TNT, BUT if they have good defense like obsi + water, not supposed working.</text:span><text:bookmark-end text:name="__DdeLink__173_3271609596"/><text:span text:style-name="T5"><text:line-break/></text:span><text:line-break/><text:line-break/>- /f devofathenia (This command if for you my buddy, so this command all can use it, and it's show like that "Darklust developer of Athenia, (and after that you put your link fiverr) <text:line-break/>Again a another publicity i give you for free, like i say, i will promote you a lot everywhere when it's will be public, but i hope, you will stay playing, you will stay working for me after, because even with players we have a lot to do more plugins, and also i need you too, because your loyal and i'm pretty you know some haters exist on minecraft, and you can be a good shield because you have access to all if i'm not online.<text:line-break/><text:line-break/><text:span text:style-name="T10">- /f atheniareport (name of the faction) (name of the cheat suspected) (this command is for report a faction, if they are suspected to cheat, or something, and this send a mail or a message if your online to me or you, and we check if something is suspect or not with vanish the helmet of hades and you in console/logs) <text:line-break/>- /f atheniareportP (name of the player) (after here they writing what the type of problems like insult, racism, etc) (this command if for report a player, and send us a message or mail) </text:span><text:line-break/><text:line-break/><text:span text:style-name="T12">- /f flaginfo (with this command, if they are inside their home faction, they can see where is the limit of the claim with coords of the limit 200x200 etc) </text:span><text:line-break/><text:line-break/><text:span text:style-name="T10">- /f greekrules 1 <text:line-break/>- /f greekrules 2 (with this command the owner of the faction, can setup his rules for the faction, he can use colors, and italic, and this, or </text:span><text:span text:style-name="T11">this</text:span><text:span text:style-name="T9"> <text:s/>etc, all code usable, and then he setup his rules for his faction, and it's show the rules with a format like that : <text:line-break/>1 – ....<text:line-break/>2 - ....<text:line-break/>Etc etc, they can have 10 rules max by factions.<text:line-break/>For modify or delete a rule, they use the same command.</text:span><text:span text:style-name="T7"><text:line-break/><text:line-break/></text:span><text:span text:style-name="T9">- /f greekshowrules (every players in the faction can use that for see the list of the rules) </text:span><text:span text:style-name="T7"><text:line-break/></text:span><text:span text:style-name="T2"><text:line-break/></text:span><text:span text:style-name="T9">- /f greekHP (this is for show the actual HP of the faction) (this automatic, like i say before for how much when they die, and how much when they kill someone, etc.)</text:span><text:span text:style-name="T2"><text:line-break/></text:span><text:span text:style-name="T1"><text:line-break/>So every players, is allowed to create one faction full 1.000 HP, but if they die, or something, they lost HP like i say before, that mean only one faction is allowed by players, and even if they deleted one and create a new one, if they was</text:span><text:span text:style-name="T6"> 800HP they STAY 800HP</text:span><text:span text:style-name="T1"> until recover HP, this is important for not glitch<text:line-break/><text:line-break/></text:span><text:span text:style-name="T3">And now, we attack the part of the scoreboard for the faction plugin, so first you need to know, i want something really clean, clean, font need to be perfect, not shitty font of minecraft, but clean font, and also the scoreboard need to be transparent, and with colors</text:span><text:span text:style-name="T1"><text:line-break/><text:line-break/><text:line-break/></text:span><text:span text:style-name="T7">- On the top : - ATHENIA (with good font clean) animated and red color <text:line-break/>- Under : - God personal : (The god they choice) <text:line-break/>- Under : - God <text:s/>(name of the faction they are) : , if they don't have a faction, then only the god personal, and when they join a faction this adding the of their factions automatic under god personal) <text:line-break/>- Under : - HP of their faction, if they have one, it's automatic, like if his faction lost some HP then it's change, same if they win some, they cant be more than 1000, it's the max amount <text:line-break/>- Under : - Money : Amount (Amount of Drachmae they have) <text:line-break/>- Under : - Stats : Kills : (here numbers) Deaths : (here numbers) (Same it need to be </text:span><text:soft-page-break/><text:span text:style-name="T7">automatic, when they die, numbers change automaticly </text:span><text:span text:style-name="T1"><text:line-break/></text:span><text:span text:style-name="T7">- Under : - Your lvl : (here numbers, need to be automatic) it's not the lvl minecraft, it's the lvl reward of how much they are connected, like : <text:line-break/>One hour play = 0.001 lvl up<text:line-break/>Every hour play = 0.001 lvl up<text:line-break/>LvL max is : 500 (it need to be extremly long that's why 0,001 by hour played) <text:line-break/>And like the lvl thing on the scoreboard and about the fidelity gain, it need to be animated, and automatic, so like every hour when the player get 0.001 glory for the lvl, he got a message personal in the chat for told him he got 0.001, like "</text:span><text:bookmark-start text:name="__DdeLink__176_3271609596"/><text:span text:style-name="T7">Congrats you played for one hour now, you got 0.00.1</text:span><text:bookmark-end text:name="__DdeLink__176_3271609596"/><text:span text:style-name="T7">"<text:line-break/>And that's it for now, for the scoreboard, main colors &amp;4&amp;4 Dark red, and Dark aqua &amp;3, by main color <text:s/>i mean the thing like Money : Stats : Kills : numbers, etc </text:span><text:span text:style-name="T1"><text:line-break/><text:line-break/></text:span><text:span text:style-name="T9">- /f discord (This command give the link of the discord and we can click on the link it's open directly the discord) (</text:span><text:bookmark-start text:name="__DdeLink__211_2613885182"/><text:span text:style-name="T9">https://discord.gg/EQAdag9</text:span><text:bookmark-end text:name="__DdeLink__211_2613885182"/><text:span text:style-name="T9">)<text:line-break/>- /f greeksite (This command give the link of the site, and when we click on the link, it's open directly the site) </text:span><text:span text:style-name="T1"><text:line-break/><text:line-break/></text:span><text:span text:style-name="T2">- /f athenialvl (if one player hit the lvl 1 fidelity, they got some money or some items random with this command, so you choice a random items/amount of money by lvl) usable by all but it need to be long for be lvl one, like 48 hours minimal, and one year ore more for be 500 </text:span><text:span text:style-name="T1"><text:line-break/><text:line-break/></text:span><text:span text:style-name="T9">- /f greekpersonal (name of the player) (name of the god)<text:line-break/>Like you saw before, gods of faction is different than the god personal for the player, they adding the same buff of 5% like for the gods faction, each gods is different, so they can have 10% if they using the same in their factions + personal, but if both different then 5% of the god personal of their choice, and 5% of faction god. But like i say it need to be automatic, if they change factions, gods, etc.<text:line-break/></text:span><text:span text:style-name="T1"><text:line-break/></text:span><text:span text:style-name="T7">When a faction choose a god, for the faction, it's send a message public in the chat for everyone in color/animated and saying " (name of the faction) choice the god (name of the god) !!!! " <text:line-break/>That's also the same when a player choice a personal god, it's send a message public " (name of the player) choice to follow and pray the god or goddess (name of the god) " <text:line-break/></text:span><text:span text:style-name="T1"><text:line-break/>Also, i know on Hypixel this way exist on some big plugins, for using multiple things, like english, french, and more, is it possible to create this : <text:line-break/></text:span><text:span text:style-name="T2">- /f greekfrench (this command translate plugin in french, i can translate for you, what i want translate, not all, just some commands or players will cry like childrens) <text:line-break/>- /f greekenglish (this command for put everything in english) </text:span><text:span text:style-name="T1"><text:line-break/><text:line-break/></text:span><text:span text:style-name="T8">If there a way to create a floating text with good font/police, i want that for put every boost/benefit of all gods in front of the shops too or somewhere, like this command only for admins (you, me)<text:line-break/>- /f greekfloating (text, color) it need to be big and good font/police</text:span><text:span text:style-name="T1"><text:line-break/><text:line-break/></text:span><text:span text:style-name="T2">- /f greekwar (This command is for the owner of the faction, it's for create a war to another faction for a limited time, and meanwhile this timer is on, on the chat some message pop, like " A WAR STARTED BETWEEN (name of the faction who start the war) AND (name of the faction ennemy who defend)" with a big text animated/color, it's public in the chat and same message pop in the chat for the end of the war like " A WAR FINISHED BETWEEN (name of the faction who start the war) AND (name of the faction ennemy who defend) <text:line-break/>And for be more original, even if it's already, when a war is started, the timer for the war is 1 hours this command can be used by the onwer only ONE times by day, by the owner of the faction.<text:line-break/>So message public in the chat, 1 hours time of the war, usable only 1 times by day by the owner, and for the war, you will ask where the fight is, then, it's TP automaticly all players in Corinthe, and they fight and fight, until 1 hours are gone, so that mean, they need to use this war only if they are </text:span><text:soft-page-break/><text:span text:style-name="T2">sure to win, because if you remember before, faction HP claim is 1.000 and regen by kill but lost by death, so wars can be epic, so when the command start the timer and message in the chat, they are tp in Corinthe, and the war starting, if one of them die, they are TP back in the city automaticly every 3 seconds, so the good thing important it need to be a random TP back, i mean even when the pop, not full at the same place, or some will spawnkill (and i hate that), so even if they are 20, random TP inside the city for the faction who started and who defend, but, every players are tp everywhere, random tp inside, like inside a building, everywhere, the city is really big, so it's good.<text:line-break/>For the faction who win at the end, it's not only about pvp and losing HP for the claim or win HP, it's about, a reward too, so for the winner they got by every players in the faction 2.500 drachmae, and a full set of armor iron, weapons irons, and some gold apples. And, for who losing 950 drachmae, full set of leather, weapons of stone, and some apples normals. <text:line-break/>For know who win it's easy, after the 1 hours is over, the faction who have the most of kills, and less death, they are winners and in the chat it's send "(name of the faction) WIN THE WAR WITH THE GOD (god the faction) AGAINST (name of the faction) (god of the faction). <text:line-break/></text:span><text:span text:style-name="T1"><text:line-break/></text:span><text:span text:style-name="T7">And for finish, in the spawn, the floating text, i want one, with the faction who have the most of kills <text:s/>TOP 10 factions of kills <text:line-break/>TOP 10 factions of winning wars <text:line-break/>TOP 10 players with the most of kills <text:line-break/>TOP 10 players with the most of lvl (about the fidelity thing i talk before on the scoreboard and more etc) </text:span><text:span text:style-name="T1"><text:line-break/><text:line-break/><text:line-break/>You will got a tip for this plugin too, nothing forcing me about tips, but like you got a tip for the old one, you will got one for this one too, and also i order always and always more, so i think you fine with me about the money. <text:line-break/><text:line-break/>Thank you for reading me, maybe i will adding more things later, or changing some, but i writing this file ALONE, with my brain, my memories, and my love for the gods, so i hope you found that original and unique !! :D <text:line-break/><text:line-break/>I love your work buddy, your the best !!!!!!!!!!!!!!!!! Thank you for everything, i love hired you, and i love working with you, and you are a friend for me, i count on you, not only about the work, not only about the server, but for staying here too ! <text:line-break/><text:line-break/>Let's go for the glory now together, we will make the GODS PROUD OF US !!! They watching us, i'm pretty sure of that.<text:line-break/>Show them, how you are strong, and how, 0 challenge can't beat the Darklust ! :D<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ahoma1" svg:font-family="Tahoma"/>
    <style:font-face style:name="Andale Sans UI" svg:font-family="'Andale Sans UI', 'Arial Unicode MS'"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language-asian="zxx" style:country-asian="none" style:font-name-complex="Tahoma"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re"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 style:font-family-complex="Tahoma" style:font-pitch-complex="variable" style:font-size-complex="14pt"/>
    </style:style>
    <style:style style:name="Légende"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0:32:02</meta:creation-date>
    <dc:date>2018-08-31T01:20:28.435801181</dc:date>
    <meta:editing-cycles>64</meta:editing-cycles>
    <meta:editing-duration>PT21H3M11S</meta:editing-duration>
    <meta:generator>LibreOffice/6.0.3.2$Linux_X86_64 LibreOffice_project/00m0$Build-2</meta:generator>
    <meta:document-statistic meta:table-count="0" meta:image-count="0" meta:object-count="0" meta:page-count="5" meta:paragraph-count="1" meta:word-count="3333" meta:character-count="17146" meta:non-whitespace-character-count="13687"/>
  </office:meta>
</office:document-meta>
</file>